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cc5d1" officeooo:paragraph-rsid="001aec82"/>
    </style:style>
    <style:style style:name="P2" style:family="paragraph" style:parent-style-name="Text_20_body">
      <style:text-properties officeooo:rsid="001cc5d1" officeooo:paragraph-rsid="001aec82"/>
    </style:style>
    <style:style style:name="P3" style:family="paragraph" style:parent-style-name="Text_20_body">
      <style:text-properties officeooo:rsid="0027e500" officeooo:paragraph-rsid="0027e500"/>
    </style:style>
    <style:style style:name="P4" style:family="paragraph" style:parent-style-name="Text_20_body">
      <style:text-properties officeooo:rsid="002830de" officeooo:paragraph-rsid="002830de"/>
    </style:style>
    <style:style style:name="P5" style:family="paragraph" style:parent-style-name="Text_20_body">
      <style:text-properties officeooo:rsid="002bee7d" officeooo:paragraph-rsid="002bee7d"/>
    </style:style>
    <style:style style:name="P6" style:family="paragraph" style:parent-style-name="Text_20_body" style:list-style-name="L1">
      <style:text-properties officeooo:rsid="002830de" officeooo:paragraph-rsid="002830de"/>
    </style:style>
    <style:style style:name="P7" style:family="paragraph" style:parent-style-name="Text_20_body" style:list-style-name="L2">
      <style:text-properties officeooo:rsid="002830de" officeooo:paragraph-rsid="002ab35e"/>
    </style:style>
    <style:style style:name="P8" style:family="paragraph" style:parent-style-name="Text_20_body" style:list-style-name="L2">
      <style:text-properties officeooo:rsid="0029e750" officeooo:paragraph-rsid="002ab35e"/>
    </style:style>
    <style:style style:name="P9" style:family="paragraph" style:parent-style-name="Text_20_body" style:list-style-name="L1">
      <style:text-properties officeooo:rsid="002ab35e" officeooo:paragraph-rsid="002ab35e"/>
    </style:style>
    <style:style style:name="P10" style:family="paragraph" style:parent-style-name="Text_20_body" style:list-style-name="L3">
      <style:text-properties officeooo:rsid="002ab35e" officeooo:paragraph-rsid="002ab35e"/>
    </style:style>
    <style:style style:name="P11" style:family="paragraph" style:parent-style-name="Text_20_body" style:list-style-name="L4">
      <style:text-properties officeooo:rsid="002ab35e" officeooo:paragraph-rsid="002ab35e"/>
    </style:style>
    <style:style style:name="T1" style:family="text">
      <style:text-properties officeooo:rsid="0027e500"/>
    </style:style>
    <style:style style:name="T2" style:family="text">
      <style:text-properties officeooo:rsid="002830de"/>
    </style:style>
    <style:style style:name="T3" style:family="text">
      <style:text-properties officeooo:rsid="002bee7d"/>
    </style:style>
    <style:style style:name="T4" style:family="text">
      <style:text-properties officeooo:rsid="002d52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Démarche scientifique</text:span></text:p>
      <text:p text:style-name="P2"/>
      <text:p text:style-name="P3">Problématique principale : Quelles sont les relations entre biotope et biocénose dans la Sansouïre ?</text:p>
      <text:p text:style-name="P3">Hypothèses : </text:p>
      <text:p text:style-name="P3"><text:tab/>La salinité, <text:s/>la nature du sol, le climat (ensoleillement/<text:span text:style-name="T4">couverture nuageuse</text:span>, précipitations, amplitude thermique, <text:span text:style-name="T4">température</text:span> et vent), jouen<text:span text:style-name="T2">t</text:span> un rôle important dans la présence de faune et de flore.</text:p>
      <text:p text:style-name="P3"/>
      <text:p text:style-name="P4">Démarche :</text:p>
      <text:p text:style-name="P4">Pour répondre à cette question, il faut réaliser une étude détaillée de la flore et de la faune dans la Sansouïre. Nous nous concentrerons sur chacun des paramètres que nous voulons étudier les uns après les autres, en faisant attention à ne pas en faire varier plusieurs en même temps <text:span text:style-name="T3">(le moins possible).</text:span></text:p>
      <text:p text:style-name="P4"/>
      <text:list xml:id="list1929856043945890950" text:style-name="L1">
        <text:list-item>
          <text:p text:style-name="P6">Salinité :</text:p>
        </text:list-item>
      </text:list>
      <text:list xml:id="list3196676893791631319" text:style-name="L2">
        <text:list-item>
          <text:list>
            <text:list-item>
              <text:p text:style-name="P7">Un relevé d'eau Saumâtre permet de mesurer précisément la salinité de l'eau. Nous réaliserons ce relevé à chaque nouvelle étude de la faune et de la flore du milieu.</text:p>
            </text:list-item>
            <text:list-item>
              <text:p text:style-name="P8">Un prélèvement de terre, puis la mesure de sa salinité permettra de voir la relation entre salinité de l'eau et salinité du sol, puis d'établir une relation plus précise entre présence des plantes et salinité, puisque nous étudions le sol dans lequel les plantes poussent.</text:p>
            </text:list-item>
          </text:list>
        </text:list-item>
      </text:list>
      <text:list xml:id="list172147281446670" text:continue-list="list1929856043945890950" text:style-name="L1">
        <text:list-item>
          <text:p text:style-name="P9">Nature du sol :</text:p>
        </text:list-item>
      </text:list>
      <text:list xml:id="list2070642668526060915" text:style-name="L3">
        <text:list-item>
          <text:list>
            <text:list-item>
              <text:p text:style-name="P10">Une carotte permet d'étudier la consistance du sol, c'est à dire si il est argileux, si il contient des coquillages…</text:p>
            </text:list-item>
          </text:list>
        </text:list-item>
      </text:list>
      <text:list xml:id="list172148438048543" text:continue-list="list172147281446670" text:style-name="L1">
        <text:list-item>
          <text:p text:style-name="P9">Climat :</text:p>
        </text:list-item>
      </text:list>
      <text:list xml:id="list2374444206058843862" text:style-name="L4">
        <text:list-item>
          <text:list>
            <text:list-item>
              <text:p text:style-name="P11">Nous prévoyons d'utiliser les archives météorologiques disponibles sur internet dans le cadre d'étude des données que nous aurons recueillies : direction et intensité du vent, intempéries, températures, sur environ une semaine avant l'observation.</text:p>
            </text:list-item>
          </text:list>
        </text:list-item>
      </text:list>
      <text:p text:style-name="P5">Analyse des résultats :</text:p>
      <text:p text:style-name="P5">Nous disposerons l'évolution de la salinité pour un sol précis (pour éviter de faire varier la consistance du sol) sous forme de graphique, l'évolution de proportions et de quantité des plantes, accompagné des données météo pour chaque observations. En fonction des tendances observées (ex : sol plus salé =&gt; moins d'obione et plus de salicorne en proportions), nous pourrons établir des relations entre biotope et biocén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1:50:19.255000000</meta:creation-date>
    <dc:date>2017-11-19T17:21:46.415000000</dc:date>
    <meta:editing-duration>PT2H52M58S</meta:editing-duration>
    <meta:editing-cycles>14</meta:editing-cycles>
    <meta:generator>LibreOffice/5.0.5.2$Windows_x86 LibreOffice_project/55b006a02d247b5f7215fc6ea0fde844b30035b3</meta:generator>
    <meta:document-statistic meta:table-count="0" meta:image-count="0" meta:object-count="0" meta:page-count="1" meta:paragraph-count="15" meta:word-count="314" meta:character-count="1944" meta:non-whitespace-character-count="1648"/>
  </office:meta>
</office:document-meta>
</file>